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2" style:family="paragraph" style:parent-style-name="Standard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Preformatted_20_Text">
      <style:text-properties fo:color="#a9b7c6" style:font-name="JetBrains Mono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fo:color="#a9b7c6" style:font-name="JetBrains Mono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fo:color="#a9b7c6" style:font-name="JetBrains Mono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Preformatted_20_Text">
      <style:text-properties fo:color="#a9b7c6" style:font-name="JetBrains Mono" fo:font-size="15pt" style:text-underline-style="none" fo:font-weight="normal" style:font-size-asian="15pt" style:font-weight-asian="normal" style:font-size-complex="15pt" style:font-weight-complex="normal"/>
    </style:style>
    <style:style style:name="P13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a9b7c6"/>
    </style:style>
    <style:style style:name="P14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a9b7c6" style:font-name="JetBrains Mono"/>
    </style:style>
    <style:style style:name="P15" style:family="paragraph" style:parent-style-name="Preformatted_20_Text">
      <style:paragraph-properties fo:margin-top="0cm" fo:margin-bottom="0.499cm" fo:background-color="transparent">
        <style:background-image/>
      </style:paragraph-properties>
      <style:text-properties fo:color="#a9b7c6" style:font-name="JetBrains Mono"/>
    </style:style>
    <style:style style:name="P16" style:family="paragraph" style:parent-style-name="Preformatted_20_Text">
      <style:paragraph-properties fo:background-color="#ffffff">
        <style:background-image/>
      </style:paragraph-properties>
      <style:text-properties fo:color="#a9b7c6"/>
    </style:style>
    <style:style style:name="P17" style:family="paragraph" style:parent-style-name="Preformatted_20_Text">
      <style:paragraph-properties fo:background-color="#ffffff">
        <style:background-image/>
      </style:paragraph-properties>
      <style:text-properties fo:color="#a9b7c6" style:font-name="JetBrains Mono"/>
    </style:style>
    <style:style style:name="P1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6897bb"/>
    </style:style>
    <style:style style:name="P20" style:family="paragraph" style:parent-style-name="Standard">
      <style:text-properties fo:color="#6897bb" style:font-name="Times New Roman"/>
    </style:style>
    <style:style style:name="P2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a9b7c6" style:font-name="JetBrains Mono"/>
    </style:style>
    <style:style style:name="T1" style:family="text">
      <style:text-properties fo:color="#cc7832"/>
    </style:style>
    <style:style style:name="T2" style:family="text">
      <style:text-properties fo:color="#cc7832" style:font-name="JetBrains Mono"/>
    </style:style>
    <style:style style:name="T3" style:family="text">
      <style:text-properties fo:color="#8888c6"/>
    </style:style>
    <style:style style:name="T4" style:family="text">
      <style:text-properties fo:color="#8888c6" style:font-name="JetBrains Mono"/>
    </style:style>
    <style:style style:name="T5" style:family="text">
      <style:text-properties fo:color="#6a8759"/>
    </style:style>
    <style:style style:name="T6" style:family="text">
      <style:text-properties fo:color="#6a8759" style:font-name="JetBrains Mono"/>
    </style:style>
    <style:style style:name="T7" style:family="text">
      <style:text-properties fo:color="#aa4926"/>
    </style:style>
    <style:style style:name="T8" style:family="text">
      <style:text-properties style:font-name="JetBrains Mono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6897bb"/>
    </style:style>
    <style:style style:name="T11" style:family="text">
      <style:text-properties fo:color="#6897bb" style:font-name="JetBrains Mono"/>
    </style:style>
    <style:style style:name="T12" style:family="text">
      <style:text-properties fo:color="#ffc6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nioraufgabe2:Container</text:p>
      <text:p text:style-name="P1"/>
      <text:p text:style-name="P3">Inhaltsverzeichnis:</text:p>
      <text:p text:style-name="P3"/>
      <text:p text:style-name="P4">Lösungsidee..........................................................................................................................................1</text:p>
      <text:p text:style-name="P4">Umsetzung............................................................................................................................................1</text:p>
      <text:p text:style-name="P4">Beispiele...............................................................................................................................................3</text:p>
      <text:p text:style-name="P4">Quellcode............................................................................................................................................. 3</text:p>
      <text:p text:style-name="P3">Lösungsidee:</text:p>
      <text:p text:style-name="P2"/>
      <text:p text:style-name="P4">Nach meinen Verständnis muss zuerst ein Paar von Containers gewogen werden.</text:p>
      <text:p text:style-name="P4">Danach soll das Programm den schwereren Container dann in einer Variable speichern.</text:p>
      <text:p text:style-name="P4">Danach soll überprüft werden ob man daraus eindeutig den schwersten Container wiegen kann.</text:p>
      <text:p text:style-name="P4"/>
      <text:p text:style-name="P4"/>
      <text:p text:style-name="P4">Die Idee ist nochmal eine Liste zu erstellen,wo jeweils die schwereren Containers drin sind.</text:p>
      <text:p text:style-name="P4">Davor werden nochmal zwei Varaiblen definiert.(max,schwerercontainerlist als Beispiel)</text:p>
      <text:p text:style-name="P4"/>
      <text:p text:style-name="P4">Man geht dann mit einer for-schleife durch die Lisre mit den schwereren Containern.</text:p>
      <text:p text:style-name="P4">Eine Variable(max) überprüft immer,ob die Variable also (for i in range als Beispiel) i größer ist als sich selbst.</text:p>
      <text:p text:style-name="P4">Falls ja,dann ist die Variable(max) zu i gesetzt und die andere Variable(schwerercontainerlist) wird auf 0 gesetzt.</text:p>
      <text:p text:style-name="P4"/>
      <text:p text:style-name="P4">Falls i gleich groß ist wie die Variable(max) dann erhöht sich schwerercontainerlist um 1.</text:p>
      <text:p text:style-name="P4">Mit schwerercontainerlist kann man überprüfen ob es nicht doch gleich schwerer Containers es gibt.</text:p>
      <text:p text:style-name="P4"/>
      <text:p text:style-name="P4"/>
      <text:p text:style-name="P3">Umsetzung:</text:p>
      <text:p text:style-name="P4">Ich habe das Programm in der Python Version 3.9 geschrieben.</text:p>
      <text:p text:style-name="P4"/>
      <text:p text:style-name="P4">Als erstes wird die Datei eigelesen,wobei schon direkt nach dem Einlesen <text:s/>die Returnzeichen gelöscht werden und es wird noch eine Liste definiert um diese Sachen zu speichern:</text:p>
      <text:p text:style-name="P4"/>
      <text:p text:style-name="P9"><text:span text:style-name="T9">containerlist</text:span> = []</text:p>
      <text:p text:style-name="P4"/>
      <text:p text:style-name="P4"/>
      <text:p text:style-name="P9"><text:span text:style-name="T1">with </text:span><text:span text:style-name="T3">open</text:span>(<text:span text:style-name="T5">"container.txt"</text:span><text:span text:style-name="T1">,</text:span><text:span text:style-name="T7">encoding</text:span>=<text:span text:style-name="T5">"utf8"</text:span>) <text:span text:style-name="T1">as </text:span>file:</text:p>
      <text:p text:style-name="P16"><text:s text:c="4"/><text:span text:style-name="T2">for </text:span><text:span text:style-name="T8">line </text:span><text:span text:style-name="T2">in </text:span><text:span text:style-name="T8">file:</text:span></text:p>
      <text:p text:style-name="P13"><text:s text:c="8"/><text:span text:style-name="T8">containerlist.append(line.strip().split(</text:span><text:span text:style-name="T6">" "</text:span><text:span text:style-name="T8">))</text:span></text:p>
      <text:p text:style-name="P14"/>
      <text:p text:style-name="P4">Danach werden noch ein paar Variablen definiert.</text:p>
      <text:p text:style-name="P4">Eines dient den Zweck die größte Zahl immer in sich zu speichern und die andere speichert,falls die </text:p>
      <text:p text:style-name="P4"><text:soft-page-break/>größte Zahl mehrfach vorkommt wie viel mal die größte Zahl vorkommt.</text:p>
      <text:p text:style-name="P10">max = <text:span text:style-name="T10">0</text:span></text:p>
      <text:p text:style-name="P14">counterformaxnumbers = <text:span text:style-name="T10">0</text:span></text:p>
      <text:p text:style-name="P19"/>
      <text:p text:style-name="P19"/>
      <text:p text:style-name="P4">Danach wird mit einer For-schleife die Container Liste durchgegangen,weil man muss ja irgendwie </text:p>
      <text:p text:style-name="P4">Informationen aus der 2 dimensionale Liste entnehmen können und das ist der einzige Weg den ich kenne:</text:p>
      <text:p text:style-name="P10"><text:span text:style-name="T1">for </text:span>onelist <text:span text:style-name="T1">in </text:span>containerlist:</text:p>
      <text:p text:style-name="Standard">Danach wird eine Liste definiert die jeweils den schwereren Container Part nehmen von der Container Liste.(der maxContainer gibt immer den schwereren Container aus)</text:p>
      <text:p text:style-name="P17">schwerereContainerList = []</text:p>
      <text:p text:style-name="P14">schwerereContainerList.append(maxContainer(<text:span text:style-name="T3">int</text:span>(onelist[<text:span text:style-name="T10">0</text:span>])<text:span text:style-name="T1">,</text:span><text:span text:style-name="T3">int</text:span>(onelist[<text:span text:style-name="T10">1</text:span>])))</text:p>
      <text:p text:style-name="Standard">Code von der Funktion MaxContianer:</text:p>
      <text:p text:style-name="P14"><text:span text:style-name="T1">def </text:span><text:span text:style-name="T12">maxContainer</text:span>(container1<text:span text:style-name="T1">,</text:span>container2):</text:p>
      <text:p text:style-name="P16"><text:s text:c="4"/><text:span text:style-name="T2">if </text:span><text:span text:style-name="T8">container1 &lt; container2:</text:span></text:p>
      <text:p text:style-name="P16"><text:s text:c="8"/><text:span text:style-name="T2">return </text:span><text:span text:style-name="T8">container2</text:span></text:p>
      <text:p text:style-name="P16"><text:s text:c="4"/><text:span text:style-name="T2">else</text:span><text:span text:style-name="T8">:</text:span></text:p>
      <text:p text:style-name="P13"><text:s text:c="8"/><text:span text:style-name="T2">return </text:span><text:span text:style-name="T8">container1</text:span></text:p>
      <text:p text:style-name="P14"/>
      <text:p text:style-name="P14"/>
      <text:p text:style-name="Standard">Danach wird die schwerercontainerlist mit einer for-schleife durchgegangen um <text:s/>die größte Zahl zu bekommen und das Programm überprüft auch,wie viele male die größte Zahl sich wiederholt.</text:p>
      <text:p text:style-name="P17"><text:span text:style-name="T1">for </text:span>i <text:span text:style-name="T1">in </text:span>schwerereContainerList:</text:p>
      <text:p text:style-name="P16"><text:s text:c="4"/><text:span text:style-name="T2">if </text:span><text:span text:style-name="T8">i &gt; max:</text:span></text:p>
      <text:p text:style-name="P16"><text:s text:c="8"/><text:span text:style-name="T8">counterformaxnumbers = </text:span><text:span text:style-name="T11">0</text:span></text:p>
      <text:p text:style-name="P16"><text:span text:style-name="T10"><text:s text:c="8"/></text:span><text:span text:style-name="T8">max = i</text:span></text:p>
      <text:p text:style-name="P16"><text:s text:c="4"/><text:span text:style-name="T2">if </text:span><text:span text:style-name="T8">i == max:</text:span></text:p>
      <text:p text:style-name="P13"><text:s text:c="8"/><text:span text:style-name="T8">counterformaxnumbers += </text:span><text:span text:style-name="T11">1</text:span></text:p>
      <text:p text:style-name="Standard">Danach überprüft das Programm ob es den schwersten Container bestimmen kann .</text:p>
      <text:p text:style-name="Standard">Falls nein gibt das Programm aus:Es konnte kein bestimmter Container bestimmt werden.</text:p>
      <text:p text:style-name="Standard">Außerdem überprüft das Programm auch ob die Variabe counterformaxnumbers größer ist als 1.</text:p>
      <text:p text:style-name="P17"><text:span text:style-name="T1">if </text:span>counterformaxnumbers &gt;= <text:span text:style-name="T10">2</text:span>:</text:p>
      <text:p text:style-name="P13"><text:s text:c="4"/><text:span text:style-name="T4">print</text:span><text:span text:style-name="T8">(</text:span><text:span text:style-name="T6">"Es konnte kein bestimmter Container bestimmt werden."</text:span><text:span text:style-name="T8">)</text:span></text:p>
      <text:p text:style-name="Standard">Falls das Programm einen schwersten Container bestimmen kann braucht man wieder 2 counter.</text:p>
      <text:p text:style-name="Standard"/>
      <text:p text:style-name="P17"><text:span text:style-name="T1">elif </text:span>counterformaxnumbers == <text:span text:style-name="T10">1</text:span>:</text:p>
      <text:p text:style-name="P16"><text:s text:c="4"/><text:span text:style-name="T8">counterSpalt = </text:span><text:span text:style-name="T11">0</text:span></text:p>
      <text:p text:style-name="P13"><text:span text:style-name="T10"><text:s text:c="4"/></text:span><text:span text:style-name="T8">counterLine = </text:span><text:span text:style-name="T11">0</text:span></text:p>
      <text:p text:style-name="P20"/>
      <text:p text:style-name="P20"/>
      <text:p text:style-name="Standard">Die Variable counterSpalt dient dafür in welcher Spalte man im ContainerList ist und die counterLine für in welche Zeile man ist:</text:p>
      <text:p text:style-name="P17"><text:span text:style-name="T1">for </text:span>oneitem <text:span text:style-name="T1">in </text:span>containerlist:</text:p>
      <text:p text:style-name="P16"><text:s text:c="4"/><text:span text:style-name="T8">counterLine += </text:span><text:span text:style-name="T11">1</text:span></text:p>
      <text:p text:style-name="P13"><text:span text:style-name="T10"><text:s text:c="4"/></text:span><text:span text:style-name="T8">counterSpalt = </text:span><text:span text:style-name="T11">0</text:span></text:p>
      <text:p text:style-name="P14"><text:span text:style-name="T1">for </text:span><text:span text:style-name="T10">oneiteminOneitem </text:span><text:span text:style-name="T1">in </text:span><text:span text:style-name="T10">oneitem:</text:span></text:p>
      <text:p text:style-name="P13"><text:soft-page-break/><text:s text:c="4"/><text:span text:style-name="T8">counterSpalt += </text:span><text:span text:style-name="T11">1</text:span></text:p>
      <text:p text:style-name="P20"/>
      <text:p text:style-name="Standard">Das Programm sucht dann nach der Zahl in ContainerList,dass den gleichen Wert hat wie Max.</text:p>
      <text:p text:style-name="P14"><text:span text:style-name="T1">if </text:span><text:span text:style-name="T3">int</text:span>(oneiteminOneitem) == max:</text:p>
      <text:p text:style-name="Standard">Dann gibt das Programm aus:</text:p>
      <text:p text:style-name="P15"><text:span text:style-name="T3">print</text:span>(<text:span text:style-name="T5">"Der schwerste Container ist bei x " </text:span>+ <text:span text:style-name="T3">str</text:span>(counterSpalt) + <text:span text:style-name="T5">" und ist in der <text:s/>" </text:span>+ <text:span text:style-name="T3">str</text:span>(counterLine) + <text:span text:style-name="T5">". Zeile."</text:span>)</text:p>
      <text:p text:style-name="Standard"/>
      <text:p text:style-name="P10"/>
      <text:p text:style-name="P3">Beispiel:</text:p>
      <text:p text:style-name="P6">Eingabe:</text:p>
      <text:p text:style-name="P11">7 4</text:p>
      <text:p text:style-name="P17">7 6</text:p>
      <text:p text:style-name="P17">4 4</text:p>
      <text:p text:style-name="P17">5 9</text:p>
      <text:p text:style-name="P17">3 2</text:p>
      <text:p text:style-name="P17">1 7</text:p>
      <text:p text:style-name="P17">1 6</text:p>
      <text:p text:style-name="P17">7 1</text:p>
      <text:p text:style-name="P17">4 9</text:p>
      <text:p text:style-name="P17">6 2</text:p>
      <text:p text:style-name="P17">2 9</text:p>
      <text:p text:style-name="P17">1 4</text:p>
      <text:p text:style-name="P17">5 1</text:p>
      <text:p text:style-name="P17">5 8</text:p>
      <text:p text:style-name="P17">2 8</text:p>
      <text:p text:style-name="P17">7 3</text:p>
      <text:p text:style-name="P17">6 10</text:p>
      <text:p text:style-name="P17">6 8</text:p>
      <text:p text:style-name="P17">5 4</text:p>
      <text:p text:style-name="P14">7 9</text:p>
      <text:p text:style-name="P8">Ausgabe:</text:p>
      <text:p text:style-name="P5">Der schwerste Container ist bei x 2 und ist in der <text:s/>17. Zeile.</text:p>
      <text:p text:style-name="P5"/>
      <text:p text:style-name="P3">Quellcode:</text:p>
      <text:p text:style-name="P12"><text:span text:style-name="T1">def </text:span><text:span text:style-name="T12">maxContainer</text:span>(container1<text:span text:style-name="T1">,</text:span>container2):</text:p>
      <text:p text:style-name="P16"><text:s text:c="4"/><text:span text:style-name="T2">if </text:span><text:span text:style-name="T8">container1 &lt; container2:</text:span></text:p>
      <text:p text:style-name="P16"><text:s text:c="8"/><text:span text:style-name="T2">return </text:span><text:span text:style-name="T8">container2</text:span></text:p>
      <text:p text:style-name="P16"><text:s text:c="4"/><text:span text:style-name="T2">else</text:span><text:span text:style-name="T8">:</text:span></text:p>
      <text:p text:style-name="P16"><text:s text:c="8"/><text:span text:style-name="T2">return </text:span><text:span text:style-name="T8">container1</text:span></text:p>
      <text:p text:style-name="P17">containerlist = []</text:p>
      <text:p text:style-name="P17"><text:span text:style-name="T1">with </text:span><text:span text:style-name="T3">open</text:span>(<text:span text:style-name="T5">"container.txt"</text:span><text:span text:style-name="T1">,</text:span><text:span text:style-name="T7">encoding</text:span>=<text:span text:style-name="T5">"utf8"</text:span>) <text:span text:style-name="T1">as </text:span>file:</text:p>
      <text:p text:style-name="P16"><text:s text:c="4"/><text:span text:style-name="T2">for </text:span><text:span text:style-name="T8">line </text:span><text:span text:style-name="T2">in </text:span><text:span text:style-name="T8">file:</text:span></text:p>
      <text:p text:style-name="P16"><text:s text:c="8"/><text:span text:style-name="T8">containerlist.append(line.strip().split(</text:span><text:span text:style-name="T6">" "</text:span><text:span text:style-name="T8">))</text:span></text:p>
      <text:p text:style-name="P17">max = <text:span text:style-name="T10">0</text:span></text:p>
      <text:p text:style-name="P17">counterformaxnumbers = <text:span text:style-name="T10">0</text:span></text:p>
      <text:p text:style-name="P17"><text:span text:style-name="T1">for </text:span>onelist <text:span text:style-name="T1">in </text:span>containerlist:</text:p>
      <text:p text:style-name="P16"><text:s text:c="4"/><text:span text:style-name="T8">schwerereContainerList = []</text:span></text:p>
      <text:p text:style-name="P16"><text:s text:c="4"/><text:span text:style-name="T8">schwerereContainerList.append(maxContainer(</text:span><text:span text:style-name="T4">int</text:span><text:span text:style-name="T8">(onelist[</text:span><text:span text:style-name="T11">0</text:span><text:span text:style-name="T8">])</text:span><text:span text:style-name="T2">,</text:span><text:span text:style-name="T4">int</text:span><text:span text:style-name="T8">(onelist[</text:span><text:span text:style-name="T11">1</text:span><text:span text:style-name="T8">])))</text:span></text:p>
      <text:p text:style-name="P16"><text:s text:c="4"/><text:span text:style-name="T2">for </text:span><text:span text:style-name="T8">i </text:span><text:span text:style-name="T2">in </text:span><text:span text:style-name="T8">schwerereContainerList:</text:span></text:p>
      <text:p text:style-name="P16"><text:s text:c="8"/><text:span text:style-name="T2">if </text:span><text:span text:style-name="T8">i &gt; max:</text:span></text:p>
      <text:p text:style-name="P16"><text:s text:c="12"/><text:span text:style-name="T8">counterformaxnumbers = </text:span><text:span text:style-name="T11">0</text:span></text:p>
      <text:p text:style-name="P16"><text:span text:style-name="T10"><text:s text:c="12"/></text:span><text:span text:style-name="T8">max = i</text:span></text:p>
      <text:p text:style-name="P16"><text:soft-page-break/><text:s text:c="8"/><text:span text:style-name="T2">if </text:span><text:span text:style-name="T8">i == max:</text:span></text:p>
      <text:p text:style-name="P16"><text:s text:c="12"/><text:span text:style-name="T8">counterformaxnumbers += </text:span><text:span text:style-name="T11">1</text:span></text:p>
      <text:p text:style-name="P17"><text:span text:style-name="T1">if </text:span>counterformaxnumbers &gt;= <text:span text:style-name="T10">2</text:span>:</text:p>
      <text:p text:style-name="P16"><text:s text:c="4"/><text:span text:style-name="T4">print</text:span><text:span text:style-name="T8">(</text:span><text:span text:style-name="T6">"Es konnte kein bestimmter Container bestimmt werden."</text:span><text:span text:style-name="T8">)</text:span></text:p>
      <text:p text:style-name="P17"><text:span text:style-name="T1">elif </text:span>counterformaxnumbers == <text:span text:style-name="T10">1</text:span>:</text:p>
      <text:p text:style-name="P16"><text:s text:c="4"/><text:span text:style-name="T8">counterSpalt = </text:span><text:span text:style-name="T11">0</text:span></text:p>
      <text:p text:style-name="P16"><text:span text:style-name="T10"><text:s text:c="4"/></text:span><text:span text:style-name="T8">counterLine = </text:span><text:span text:style-name="T11">0</text:span></text:p>
      <text:p text:style-name="P16"><text:span text:style-name="T10"><text:s text:c="4"/></text:span><text:span text:style-name="T2">for </text:span><text:span text:style-name="T8">oneitem </text:span><text:span text:style-name="T2">in </text:span><text:span text:style-name="T8">containerlist:</text:span></text:p>
      <text:p text:style-name="P16"><text:s text:c="8"/><text:span text:style-name="T8">counterLine += </text:span><text:span text:style-name="T11">1</text:span></text:p>
      <text:p text:style-name="P16"><text:span text:style-name="T10"><text:s text:c="8"/></text:span><text:span text:style-name="T8">counterSpalt = </text:span><text:span text:style-name="T11">0</text:span></text:p>
      <text:p text:style-name="P16"><text:span text:style-name="T10"><text:s text:c="8"/></text:span><text:span text:style-name="T2">for </text:span><text:span text:style-name="T8">oneiteminOneitem </text:span><text:span text:style-name="T2">in </text:span><text:span text:style-name="T8">oneitem:</text:span></text:p>
      <text:p text:style-name="P16"><text:s text:c="12"/><text:span text:style-name="T8">counterSpalt += </text:span><text:span text:style-name="T11">1</text:span></text:p>
      <text:p text:style-name="P16"><text:span text:style-name="T10"><text:s text:c="12"/></text:span><text:span text:style-name="T2">if </text:span><text:span text:style-name="T4">int</text:span><text:span text:style-name="T8">(oneiteminOneitem) == max:</text:span></text:p>
      <text:p text:style-name="P13"><text:s text:c="16"/><text:span text:style-name="T4">print</text:span><text:span text:style-name="T8">(</text:span><text:span text:style-name="T6">"Der schwerste Container ist bei x " </text:span><text:span text:style-name="T8">+ </text:span><text:span text:style-name="T4">str</text:span><text:span text:style-name="T8">(counterSpalt) + </text:span><text:span text:style-name="T6">" und ist in der <text:s/>" </text:span><text:span text:style-name="T8">+ </text:span><text:span text:style-name="T4">str</text:span><text:span text:style-name="T8">(counterLine) + </text:span><text:span text:style-name="T6">". Zeile."</text:span><text:span text:style-name="T8">)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orge Gorgi</meta:initial-creator>
    <meta:creation-date>2022-11-17T20:19:53.04</meta:creation-date>
    <dc:date>2022-11-17T23:28:31.58</dc:date>
    <dc:creator>George Gorgi</dc:creator>
    <meta:editing-duration>PT1H5M9S</meta:editing-duration>
    <meta:editing-cycles>7</meta:editing-cycles>
    <meta:generator>OpenOffice/4.1.11$Win32 OpenOffice.org_project/4111m1$Build-9808</meta:generator>
    <meta:document-statistic meta:table-count="0" meta:image-count="0" meta:object-count="0" meta:page-count="4" meta:paragraph-count="124" meta:word-count="691" meta:character-count="5493"/>
  </office:meta>
</office:document-meta>
</file>